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svg:stroke-width="0.071cm" svg:stroke-color="#ffcc99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width="0.071cm" svg:stroke-color="#ff9966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71cm" svg:stroke-color="#ff6633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svg:stroke-width="0.071cm" svg:stroke-color="#e6e64c" draw:marker-start-width="0.306cm" draw:marker-end="Arrow" draw:marker-end-width="0.406cm" draw:fill="solid" draw:fill-color="#9999cc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071cm" svg:stroke-color="#ccccff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draw:stroke="none" draw:fill="solid" draw:fill-color="#9999cc" draw:textarea-horizontal-align="justify" draw:textarea-vertical-align="middle" draw:auto-grow-height="false"/>
    </style:style>
    <style:style style:name="gr12" style:family="graphic" style:parent-style-name="standard">
      <style:graphic-properties svg:stroke-width="0.071cm" svg:stroke-color="#9999cc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fo:min-height="7.898cm"/>
    </style:style>
    <style:style style:name="gr14" style:family="graphic" style:parent-style-name="standard">
      <style:graphic-properties draw:stroke="none" svg:stroke-color="#000000" draw:fill="none" draw:fill-color="#ffffff" fo:min-height="7.95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indent="0cm" style:text-autospace="none"/>
    </style:style>
    <style:style style:name="P3" style:family="paragraph">
      <style:paragraph-properties style:text-autospace="none"/>
      <style:text-properties fo:font-family="CourierNewPSMT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1" style:family="text">
      <style:text-properties style:use-window-font-color="true" style:text-outline="false" style:text-line-through-style="none" fo:font-family="'Courier New'" style:font-family-generic="modern" style:font-pitch="fixed" fo:font-size="11.6000003814697pt" fo:font-style="normal" fo:text-shadow="none" style:text-underline-style="none" fo:font-weight="normal" style:letter-kerning="true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CourierNewPSMT" style:font-family-generic="modern" style:font-pitch="fixed" fo:font-size="11.6000003814697pt" fo:font-style="normal" fo:text-shadow="none" style:text-underline-style="none" fo:font-weight="normal" style:letter-kerning="true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4" style:family="text">
      <style:text-properties fo:color="#008000"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5" style:family="text">
      <style:text-properties fo:color="#800000"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6" style:family="text">
      <style:text-properties fo:color="#0000ff"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7" style:family="text">
      <style:text-properties fo:color="#800000" fo:font-family="Monaco" style:font-family-generic="modern" style:font-pitch="fixed" fo:font-size="11.6000003814697pt" fo:font-style="normal" fo:font-weight="normal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9.10000038146973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8.895cm" svg:height="0.503cm" svg:x="1cm" svg:y="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844cm" svg:y1="5.291cm" svg:x2="11.943cm" svg:y2="5.201cm" draw:start-shape="id1" draw:start-glue-point="1" draw:end-shape="id2" draw:end-glue-point="3" svg:d="m4844 5291h3549v-90h3550">
          <text:p/>
        </draw:connector>
        <draw:custom-shape draw:style-name="gr3" draw:text-style-name="P1" draw:id="id5" draw:layer="layout" svg:width="4.254cm" svg:height="1.057cm" svg:x="1cm" svg:y="1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3.205cm" svg:height="0.521cm" svg:x="1.639cm" svg:y="5.0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388cm" svg:height="1.062cm" svg:x="11.515cm" svg:y="3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6.484cm" svg:height="0.523cm" svg:x="11.943cm" svg:y="4.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12.578cm" svg:height="1.081cm" svg:x="11.98cm" svg:y="2.19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53cm" svg:x1="9.895cm" svg:y1="4.191cm" svg:x2="11.515cm" svg:y2="3.847cm" draw:start-shape="id3" draw:start-glue-point="1" draw:end-shape="id4" draw:end-glue-point="3" svg:d="m9895 4191h757v-344h863">
          <text:p/>
        </draw:connector>
        <draw:connector draw:style-name="gr6" draw:text-style-name="P1" draw:layer="layout" svg:x1="5.254cm" svg:y1="2.21cm" svg:x2="11.98cm" svg:y2="2.738cm" draw:start-shape="id5" draw:start-glue-point="1" draw:end-shape="id6" svg:d="m5254 2210h3363v528h3363">
          <text:p/>
        </draw:connector>
        <draw:custom-shape draw:style-name="gr7" draw:text-style-name="P1" draw:id="id7" draw:layer="layout" svg:width="5.112cm" svg:height="1.1cm" svg:x="1.635cm" svg:y="5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8" draw:layer="layout" svg:width="8.534cm" svg:height="0.559cm" svg:x="11.943cm" svg:y="5.49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644cm" svg:x1="6.747cm" svg:y1="6.176cm" svg:x2="11.943cm" svg:y2="5.775cm" draw:start-shape="id7" draw:start-glue-point="1" draw:end-shape="id8" draw:end-glue-point="3" svg:d="m6747 6176h1954v-401h3242">
          <text:p/>
        </draw:connector>
        <draw:custom-shape draw:style-name="gr9" draw:text-style-name="P1" draw:id="id9" draw:layer="layout" svg:width="4.212cm" svg:height="0.64cm" svg:x="1cm" svg:y="7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10" draw:layer="layout" svg:width="2.944cm" svg:height="0.448cm" svg:x="11.459cm" svg:y="7.1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775cm" svg:x1="5.212cm" svg:y1="8.145cm" svg:x2="11.459cm" svg:y2="7.384cm" draw:start-shape="id9" draw:start-glue-point="1" draw:end-shape="id10" draw:end-glue-point="3" svg:d="m5212 8145h3899v-761h2348">
          <text:p/>
        </draw:connector>
        <draw:custom-shape draw:style-name="gr11" draw:text-style-name="P1" draw:id="id11" draw:layer="layout" svg:width="4.212cm" svg:height="0.424cm" svg:x="1cm" svg:y="7.3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id="id12" draw:layer="layout" svg:width="4.975cm" svg:height="0.504cm" svg:x="11.962cm" svg:y="6.59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133cm" svg:x1="5.212cm" svg:y1="7.557cm" svg:x2="11.962cm" svg:y2="6.847cm" draw:start-shape="id11" draw:start-glue-point="1" draw:end-shape="id12" draw:end-glue-point="3" svg:d="m5212 7557h3508v-710h3242">
          <text:p/>
        </draw:connector>
        <draw:frame draw:style-name="gr13" draw:text-style-name="P3" draw:layer="layout" svg:width="9.213cm" svg:height="8.148cm" svg:x="1cm" svg:y="1cm">
          <draw:text-box>
            <text:p text:style-name="P2"><text:span text:style-name="T1">SELECT</text:span></text:p>
            <text:p text:style-name="P2"><text:span text:style-name="T2">max(cpu.used),</text:span></text:p>
            <text:p text:style-name="P2"><text:span text:style-name="T2">sum(disk.reads),</text:span></text:p>
            <text:p text:style-name="P2"><text:span text:style-name="T2">server,</text:span></text:p>
            <text:p text:style-name="P2"><text:span text:style-name="T2">ts</text:span></text:p>
            <text:p text:style-name="P2"><text:span text:style-name="T2">FROM "rack+server.1min_resolution",</text:span></text:p>
            <text:p text:style-name="P2"><text:span text:style-name="T2">WHERE</text:span></text:p>
            <text:p text:style-name="P2"><text:span text:style-name="T2"><text:s text:c="2"/></text:span><text:span text:style-name="T2">rack="rack1"</text:span></text:p>
            <text:p text:style-name="P2"><text:span text:style-name="T2"><text:s text:c="2"/></text:span><text:span text:style-name="T2">AND ts &gt;= 1423370200</text:span></text:p>
            <text:p text:style-name="P2"><text:span text:style-name="T2"><text:s text:c="2"/></text:span><text:span text:style-name="T2">AND ts &lt; <text:s/>1423398198</text:span></text:p>
            <text:p text:style-name="P2"><text:span text:style-name="T2">GROUP BY</text:span></text:p>
            <text:p text:style-name="P2"><text:span text:style-name="T2"><text:s text:c="2"/></text:span><text:span text:style-name="T2">server</text:span></text:p>
            <text:p text:style-name="P2"><text:span text:style-name="T2">LIMIT 100</text:span></text:p>
          </draw:text-box>
        </draw:frame>
        <draw:frame draw:style-name="gr14" draw:text-style-name="P5" draw:layer="layout" svg:width="14.196cm" svg:height="8.204cm" svg:x="10.792cm" svg:y="1cm">
          <draw:text-box>
            <text:p text:style-name="P4"><text:span text:style-name="T3">CubeQuery query = CubeQuery.build()</text:span></text:p>
            <text:p text:style-name="P4"><text:span text:style-name="T3"><text:s text:c="2"/></text:span><text:span text:style-name="T3">.select()</text:span></text:p>
            <text:p text:style-name="P4"><text:span text:style-name="T3"><text:s text:c="4"/></text:span><text:span text:style-name="T3">.measurement(</text:span><text:span text:style-name="T4">"cpu.used"</text:span><text:span text:style-name="T3">, AggregationFunction.</text:span><text:span text:style-name="T5">MAX</text:span><text:span text:style-name="T3">)</text:span></text:p>
            <text:p text:style-name="P4"><text:span text:style-name="T3"><text:s text:c="4"/></text:span><text:span text:style-name="T3">.measurement(</text:span><text:span text:style-name="T4">"disk.reads"</text:span><text:span text:style-name="T3">, AggregationFunction.</text:span><text:span text:style-name="T5">SUM</text:span><text:span text:style-name="T3">)</text:span></text:p>
            <text:p text:style-name="P4"><text:span text:style-name="T3"><text:s text:c="2"/></text:span><text:span text:style-name="T3">.from(</text:span><text:span text:style-name="T4">"rack+server"</text:span><text:span text:style-name="T3">)</text:span></text:p>
            <text:p text:style-name="P4"><text:span text:style-name="T3"><text:s text:c="4"/></text:span><text:span text:style-name="T3">.resolution(</text:span><text:span text:style-name="T6">1</text:span><text:span text:style-name="T3">, TimeUnit.</text:span><text:span text:style-name="T7">MINUTES</text:span><text:span text:style-name="T3">)</text:span></text:p>
            <text:p text:style-name="P4"><text:span text:style-name="T3"><text:s text:c="2"/></text:span><text:span text:style-name="T3">.where()</text:span></text:p>
            <text:p text:style-name="P4"><text:span text:style-name="T3"><text:s text:c="4"/></text:span><text:span text:style-name="T3">.dimension(</text:span><text:span text:style-name="T4">"rack"</text:span><text:span text:style-name="T3">, </text:span><text:span text:style-name="T4">"rack1"</text:span><text:span text:style-name="T3">)</text:span></text:p>
            <text:p text:style-name="P4"><text:span text:style-name="T3"><text:s text:c="4"/></text:span><text:span text:style-name="T3">.timerange(</text:span><text:span text:style-name="T6">1423370200</text:span><text:span text:style-name="T3">, </text:span><text:span text:style-name="T6">1423398198</text:span><text:span text:style-name="T3">)</text:span></text:p>
            <text:p text:style-name="P4"><text:span text:style-name="T3"><text:s text:c="2"/></text:span><text:span text:style-name="T3">.groupBy()</text:span></text:p>
            <text:p text:style-name="P4"><text:span text:style-name="T3"><text:s text:c="4"/></text:span><text:span text:style-name="T3">.dimension(</text:span><text:span text:style-name="T4">"server"</text:span><text:span text:style-name="T3">)</text:span></text:p>
            <text:p text:style-name="P4"><text:span text:style-name="T3"><text:s text:c="2"/></text:span><text:span text:style-name="T3">.limit(</text:span><text:span text:style-name="T6">100</text:span><text:span text:style-name="T3">)</text:span></text:p>
            <text:p text:style-name="P4"><text:span text:style-name="T3"><text:s text:c="2"/></text:span><text:span text:style-name="T3">.build(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088cm" fo:page-height="20.7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Jackson</meta:initial-creator>
    <meta:creation-date>2015-05-01T11:05:30</meta:creation-date>
    <meta:generator>NeoOffice/3.4.1$Unix OpenOffice.org_project/Patch 14</meta:generator>
    <dc:date>2015-05-01T20:49:25</dc:date>
    <dc:creator>John Jackson</dc:creator>
    <meta:editing-duration>PT01H18M31S</meta:editing-duration>
    <meta:editing-cycles>10</meta:editing-cycles>
    <meta:document-statistic meta:object-count="20"/>
  </office:meta>
</office:document-meta>
</file>